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표1" style:family="table">
      <style:table-properties style:width="17.013cm" fo:margin-left="0cm" table:align="left"/>
    </style:style>
    <style:style style:name="표1.A" style:family="table-column">
      <style:table-column-properties style:column-width="4.339cm"/>
    </style:style>
    <style:style style:name="표1.B" style:family="table-column">
      <style:table-column-properties style:column-width="12.674cm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B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8.5cm" style:rel-column-width="32767*"/>
    </style:style>
    <style:style style:name="표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2.B1" style:family="table-cell">
      <style:table-cell-properties fo:padding="0.097cm" fo:border="0.05pt solid #000000"/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Table_20_Contents">
      <style:paragraph-properties fo:text-align="start" style:justify-single-word="false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실험 1 simple-io-1</text:p>
      <text:p text:style-name="P1"/>
      <text:p text:style-name="P1">학번 : 0892054 <text:s text:c="3"/>이름 : 김성현</text:p>
      <text:p text:style-name="P1"/>
      <text:p text:style-name="P2">실험 검사 완료일 : 2012년 10월 04일</text:p>
      <text:p text:style-name="P2"><text:s text:c="16"/>제출일 : 2012년 10월 00일</text:p>
      <text:p text:style-name="P2"/>
      <text:p text:style-name="P2">소요 시간 설계 및 계획 : <text:s text:c="3"/>1시간</text:p>
      <text:p text:style-name="P2">소스 구현 : <text:s text:c="4"/>30분</text:p>
      <text:p text:style-name="P2">소스 Reading : <text:s text:c="4"/>10분</text:p>
      <text:p text:style-name="P2">디버깅/테스트 : <text:s text:c="6"/>5분</text:p>
      <text:p text:style-name="P2">문서작성 : <text:s text:c="3"/>1시간</text:p>
      <text:p text:style-name="P2">소스 구현 : 0.5시간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list xml:id="list234773015" text:style-name="L2">
        <text:list-item>
          <text:p text:style-name="P4">실험 개요 </text:p>
          <text:list>
            <text:list-item>
              <text:p text:style-name="P4">실험의 목적</text:p>
              <text:p text:style-name="P4">기본적인 RTOS 기반 프로그램 수행 방식을 익히고 입출력 장치를 Access하는 API를 따라 해본다. 입력된 키를 읽어 BAR_LED에 다양한 방법으로 출력한다.</text:p>
            </text:list-item>
          </text:list>
        </text:list-item>
      </text:list>
      <text:p text:style-name="P3"/>
      <text:p text:style-name="P3">실험 예제 1</text:p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6">Exp_Homework_A()</text:p>
          </table:table-cell>
          <table:table-cell table:style-name="표1.B1" office:value-type="string">
            <text:p text:style-name="P6">BARLED1에서 좌우 키를 입력 받아서 불이 좌우로 한 칸씩 이동하는 것을 구현하는 실험이다.</text:p>
          </table:table-cell>
        </table:table-row>
        <table:table-row>
          <table:table-cell table:style-name="표1.A2" office:value-type="string">
            <text:p text:style-name="P6">Exp_Homework_A()</text:p>
          </table:table-cell>
          <table:table-cell table:style-name="표1.B2" office:value-type="string">
            <text:p text:style-name="P6">BARLED1와 BARLED2에서 L_key와 R_키를 입력 받아 좌우로 움직이고 가장 끝에서 입력 받았을 경우 상대 BARLED로 넘어가는 실험이다.</text:p>
          </table:table-cell>
        </table:table-row>
      </table:table>
      <text:p text:style-name="P3"/>
      <text:list xml:id="list882815659" text:continue-numbering="true" text:style-name="L2">
        <text:list-item>
          <text:list>
            <text:list-item>
              <text:p text:style-name="P4">사용된 하드웨어 설명</text:p>
            </text:list-item>
          </text:list>
        </text:list-item>
        <text:list-item>
          <text:p text:style-name="P4"><text:s/>구현 결과</text:p>
          <text:list>
            <text:list-item>
              <text:p text:style-name="P4">응용실험 1-A</text:p>
              <text:list>
                <text:list-item>
                  <text:p text:style-name="P4">실험의 구체적인 동작 방법</text:p>
                </text:list-item>
              </text:list>
            </text:list-item>
          </text:list>
        </text:list-item>
      </text:list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6"/>
          </table:table-cell>
          <table:table-cell table:style-name="표2.B1" office:value-type="string">
            <text:p text:style-name="P6"/>
          </table:table-cell>
        </table:table-row>
        <table:table-row>
          <table:table-cell table:style-name="표2.A2" office:value-type="string">
            <text:p text:style-name="P6"/>
          </table:table-cell>
          <table:table-cell table:style-name="표2.B2" office:value-type="string">
            <text:p text:style-name="P6"/>
          </table:table-cell>
        </table:table-row>
        <table:table-row>
          <table:table-cell table:style-name="표2.A2" office:value-type="string">
            <text:p text:style-name="P6"/>
          </table:table-cell>
          <table:table-cell table:style-name="표2.B2" office:value-type="string">
            <text:p text:style-name="P6"/>
          </table:table-cell>
        </table:table-row>
        <table:table-row>
          <table:table-cell table:style-name="표2.A2" office:value-type="string">
            <text:p text:style-name="P6"/>
          </table:table-cell>
          <table:table-cell table:style-name="표2.B2" office:value-type="string">
            <text:p text:style-name="P6"/>
          </table:table-cell>
        </table:table-row>
        <table:table-row>
          <table:table-cell table:style-name="표2.A2" office:value-type="string">
            <text:p text:style-name="P6"/>
          </table:table-cell>
          <table:table-cell table:style-name="표2.B2" office:value-type="string">
            <text:p text:style-name="P6"/>
          </table:table-cell>
        </table:table-row>
        <table:table-row>
          <table:table-cell table:style-name="표2.A2" office:value-type="string">
            <text:p text:style-name="P6"/>
          </table:table-cell>
          <table:table-cell table:style-name="표2.B2" office:value-type="string">
            <text:p text:style-name="P6"/>
          </table:table-cell>
        </table:table-row>
        <table:table-row>
          <table:table-cell table:style-name="표2.A2" office:value-type="string">
            <text:p text:style-name="P6"/>
          </table:table-cell>
          <table:table-cell table:style-name="표2.B2" office:value-type="string">
            <text:p text:style-name="P6"/>
          </table:table-cell>
        </table:table-row>
        <table:table-row>
          <table:table-cell table:style-name="표2.A2" office:value-type="string">
            <text:p text:style-name="P6"/>
          </table:table-cell>
          <table:table-cell table:style-name="표2.B2" office:value-type="string">
            <text:p text:style-name="P6"/>
          </table:table-cell>
        </table:table-row>
      </table:table>
      <text:list xml:id="list1328582550" text:continue-numbering="true" text:style-name="L2">
        <text:list-item>
          <text:list>
            <text:list-item>
              <text:list>
                <text:list-header>
                  <text:p text:style-name="P4"/>
                </text:list-header>
                <text:list-item>
                  <text:p text:style-name="P4">구현을 위한 State표, Diagram</text:p>
                </text:list-item>
                <text:list-item>
                  <text:p text:style-name="P4">구현 결과 Pseudo-Code</text:p>
                </text:list-item>
                <text:list-item>
                  <text:p text:style-name="P4">Test 계획</text:p>
                </text:list-item>
                <text:list-item>
                  <text:p text:style-name="P4">테스트 결과</text:p>
                </text:list-item>
              </text:list>
            </text:list-item>
          </text:list>
        </text:list-item>
        <text:list-item>
          <text:p text:style-name="P4">기타안</text:p>
        </text:list-item>
        <text:list-item>
          <text:p text:style-name="P4">Discussion</text:p>
          <text:list>
            <text:list-item>
              <text:p text:style-name="P4">실험 과정에서의 애로 사항</text:p>
            </text:list-item>
            <text:list-item>
              <text:p text:style-name="P4">이번 실험 내용의 활용 방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나눔고딕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mple-io-1</text:p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0T13:51:21</meta:creation-date>
    <dc:date>2012-10-04T16:49:05</dc:date>
    <meta:editing-duration>P14DT2H42M29S</meta:editing-duration>
    <meta:editing-cycles>1</meta:editing-cycles>
    <meta:document-statistic meta:table-count="2" meta:image-count="0" meta:object-count="0" meta:page-count="2" meta:paragraph-count="31" meta:word-count="153" meta:character-count="552" meta:non-whitespace-character-count="533"/>
    <meta:generator>LibreOffice/3.5$Linux_x86 LibreOffice_project/350m1$Build-2</meta:generator>
  </office:meta>
</office:document-meta>
</file>